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726c1"/>
    </style:style>
    <style:style style:name="P2" style:family="paragraph" style:parent-style-name="Standard">
      <style:text-properties fo:font-weight="bold" officeooo:paragraph-rsid="001726c1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977e0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color="#6aab73" loext:opacity="100%" style:font-name="JetBrains Mono" fo:font-size="10pt" style:font-name-asian="JetBrains Mono" style:font-size-asian="10pt" style:font-name-complex="JetBrains Mono" style:font-size-complex="10pt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</style:style>
    <style:style style:name="T1" style:family="text">
      <style:text-properties officeooo:rsid="001726c1"/>
    </style:style>
    <style:style style:name="T2" style:family="text">
      <style:text-properties officeooo:rsid="0017b5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77e0"/>
    </style:style>
    <style:style style:name="T5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111111" loext:opacity="100%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274cm" fo:min-width="1.3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57cm" fo:min-width="2.7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15cm" fo:min-width="3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699cm" fo:min-width="0.9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78cm" fo:min-width="1.4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66cm" fo:min-width="1.2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29cm" fo:min-width="1.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078cm" fo:min-width="3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115cm" fo:min-width="2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ое занятие № <text:span text:style-name="T1">2</text:span></text:p>
      <text:p text:style-name="P1"><text:span text:style-name="T3">Тема:</text:span> Составление программ циклической структуры в IDE PyCharm Community.</text:p>
      <text:p text:style-name="P1"><text:span text:style-name="T3">Цель:</text:span> выработка первичных навыков работы с IDE PyCharm Community, составление программ линейной структуры.</text:p>
      <text:p text:style-name="P2">Постановка задачи.</text:p>
      <text:p text:style-name="P1"><text:bookmark-start text:name="__DdeLink__56_2609510408"/>Дано расстояние L в сантиметрах. Используя операцию деления нацело, найти количество полных метров в нем (1 метр =100 см).<text:bookmark-end text:name="__DdeLink__56_2609510408"/></text:p>
      <text:p text:style-name="P1"><text:span text:style-name="T3">Тип алгоритма:</text:span> <text:span text:style-name="T2">линейный.</text:span></text:p>
      <text:p text:style-name="P2">Блок-схема алгоритма:</text:p>
      <text:p text:style-name="P1"><draw:custom-shape text:anchor-type="paragraph" draw:z-index="0" draw:name="Фигура 1" draw:style-name="gr11" draw:text-style-name="P10" svg:width="2.932cm" svg:height="1.235cm" svg:x="5.336cm" svg:y="0.247cm"><text:p text:style-name="P9">Начало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line text:anchor-type="paragraph" draw:z-index="2" draw:name="Линия 1" draw:style-name="gr9" draw:text-style-name="P6" svg:x1="6.766cm" svg:y1="0.021cm" svg:x2="6.745cm" svg:y2="0.794cm"><text:p/></draw:line></text:p>
      <text:p text:style-name="P1"><draw:custom-shape text:anchor-type="paragraph" draw:z-index="3" draw:name="Фигура 2" draw:style-name="gr8" draw:text-style-name="P8" svg:width="2.541cm" svg:height="1.659cm" svg:x="5.466cm" svg:y="0.21cm"><text:p text:style-name="P8"><text:span text:style-name="T11"><text:s text:c="3"/></text:span><text:span text:style-name="T11">Int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6" draw:name="Фигура 3" draw:style-name="gr6" svg:width="1.544cm" svg:height="0.971cm" svg:x="8.885cm" svg:y="0.12cm"><text:p><text:s text:c="3"/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Фигура 5" draw:style-name="gr5" svg:width="0.992cm" svg:height="0.773cm" svg:x="3.748cm" svg:y="0.185cm"><text:p><text:s/>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Фигура 8" draw:style-name="gr5" svg:width="0.992cm" svg:height="0.773cm" svg:x="3.748cm" svg:y="0.185cm"><text:p><text:s/>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4" draw:name="Линия 2" draw:style-name="gr1" draw:text-style-name="P6" svg:x1="8.006cm" svg:y1="0.074cm" svg:x2="8.84cm" svg:y2="0.118cm"><text:p/></draw:line><draw:line text:anchor-type="paragraph" draw:z-index="5" draw:name="Горизонтальная линия 1" draw:style-name="gr1" draw:text-style-name="P6" svg:x1="5.467cm" svg:y1="0.053cm" svg:x2="4.761cm" svg:y2="0.053cm"><text:p/></draw:line><draw:line text:anchor-type="paragraph" draw:z-index="8" draw:name="Линия 3" draw:style-name="gr1" draw:text-style-name="P6" svg:x1="4.166cm" svg:y1="0.471cm" svg:x2="4.122cm" svg:y2="8.1cm"><text:p/></draw:line></text:p>
      <text:p text:style-name="P1"><draw:line text:anchor-type="paragraph" draw:z-index="11" draw:name="Вертикальная линия 1" draw:style-name="gr1" draw:text-style-name="P6" svg:x1="9.59cm" svg:y1="0.116cm" svg:x2="9.59cm" svg:y2="0.822cm"><text:p/></draw:line></text:p>
      <text:p text:style-name="P1"><draw:custom-shape text:anchor-type="paragraph" draw:z-index="10" draw:name="Фигура 6" draw:style-name="gr7" svg:width="2.029cm" svg:height="1.214cm" svg:x="8.534cm" svg:y="0.314cm"><text:p><text:s/>&lt;100?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4" draw:name="Фигура 7" draw:style-name="gr6" svg:width="1.544cm" svg:height="0.971cm" svg:x="11.289cm" svg:y="0.474cm"><text:p><text:s text:c="3"/>Y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2" draw:name="Горизонтальная линия 2" draw:style-name="gr1" draw:text-style-name="P6" svg:x1="10.296cm" svg:y1="0.466cm" svg:x2="11.287cm" svg:y2="0.466cm"><text:p/></draw:line><draw:line text:anchor-type="paragraph" draw:z-index="13" draw:name="Линия 8" draw:style-name="gr1" draw:text-style-name="P6" svg:x1="8.797cm" svg:y1="0.377cm" svg:x2="7.539cm" svg:y2="0.4cm"><text:p/></draw:line><draw:custom-shape text:anchor-type="paragraph" draw:z-index="16" draw:name="Фигура 9" draw:style-name="gr5" svg:width="0.992cm" svg:height="0.773cm" svg:x="6.57cm" svg:y="0.143cm"><text:p><text:s/>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17" draw:name="Линия 5" draw:style-name="gr1" draw:text-style-name="P6" svg:x1="7.054cm" svg:y1="0.429cm" svg:x2="7.054cm" svg:y2="1.149cm"><text:p/></draw:line><draw:line text:anchor-type="paragraph" draw:z-index="20" draw:name="Линия 7" draw:style-name="gr1" draw:text-style-name="P6" svg:x1="12.081cm" svg:y1="0.471cm" svg:x2="12.125cm" svg:y2="2.074cm"><text:p/></draw:line></text:p>
      <text:p text:style-name="P1"/>
      <text:p text:style-name="P1"><draw:custom-shape text:anchor-type="paragraph" draw:z-index="18" draw:name="Фигура 10" draw:style-name="gr4" draw:text-style-name="P7" svg:width="3.573cm" svg:height="1.015cm" svg:x="4.828cm" svg:y="0.196cm"><text:p text:style-name="P7"><text:span text:style-name="T10">Число меньше 10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9" draw:name="Линия 6" draw:style-name="gr1" draw:text-style-name="P6" svg:x1="6.965cm" svg:y1="0.236cm" svg:x2="6.944cm" svg:y2="3.596cm"><text:p/></draw:line><draw:custom-shape text:anchor-type="paragraph" draw:z-index="22" draw:name="Фигура 11" draw:style-name="gr3" svg:width="2.823cm" svg:height="0.95cm" svg:x="10.76cm" svg:y="0.06cm"><text:p>Number // 100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Standard"><draw:line text:anchor-type="paragraph" draw:z-index="23" draw:name="Вертикальная линия 2" draw:style-name="gr1" draw:text-style-name="P6" svg:x1="12.125cm" svg:y1="0.035cm" svg:x2="12.125cm" svg:y2="1.07cm"><text:p/></draw:line></text:p>
      <text:p text:style-name="Standard"><draw:custom-shape text:anchor-type="paragraph" draw:z-index="24" draw:name="Фигура 12" draw:style-name="gr2" svg:width="1.477cm" svg:height="1.412cm" svg:x="11.442cm" svg:y="0.452cm"><text:p>Вывод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1" draw:name="Линия 9" draw:style-name="gr1" draw:text-style-name="P6" svg:x1="15.058cm" svg:y1="0.294cm" svg:x2="15.211cm" svg:y2="0.206cm"><text:p/></draw:line></text:p>
      <text:p text:style-name="Standard"><draw:line text:anchor-type="paragraph" draw:z-index="25" draw:name="Вертикальная линия 3" draw:style-name="gr1" draw:text-style-name="P6" svg:x1="12.236cm" svg:y1="0.402cm" svg:x2="12.236cm" svg:y2="1.263cm"><text:p/></draw:line></text:p>
      <text:p text:style-name="Standard"><draw:custom-shape text:anchor-type="paragraph" draw:z-index="1" draw:name="Фигура 4" draw:style-name="gr10" draw:text-style-name="P9" svg:width="3.22cm" svg:height="1.191cm" svg:x="6.481cm" svg:y="0.189cm"><text:p text:style-name="P9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9" draw:name="Линия 4" draw:style-name="gr1" draw:text-style-name="P6" svg:x1="4.122cm" svg:y1="0.31cm" svg:x2="6.48cm" svg:y2="0.333cm"><text:p/></draw:line><draw:line text:anchor-type="paragraph" draw:z-index="26" draw:name="Линия 10" draw:style-name="gr1" draw:text-style-name="P6" svg:x1="12.236cm" svg:y1="0.289cm" svg:x2="9.7cm" svg:y2="0.31cm"><text:p/></draw:line></text:p>
      <text:p text:style-name="Standard"/>
      <text:p text:style-name="Standard"/>
      <text:p text:style-name="Standard"># Преобразование числа L в сантиметрах в метры (1м = 100см)</text:p>
      <text:p text:style-name="Standard"/>
      <text:p text:style-name="P2">Текст программы:</text:p>
      <text:p text:style-name="Standard"><text:span text:style-name="T3"># Преобразование числа L в сантиметрах в метры (1м = 100см)</text:span><text:line-break/>number = int(input("Введите число: <text:s/>"))<text:line-break/>if number &lt; 100 :<text:line-break/> <text:s text:c="3"/>print("Число меньше 100")<text:line-break/>else:<text:line-break/> <text:s text:c="3"/>l = number // 100<text:line-break/>print("Вывод", l, "м")</text:p>
      <text:p text:style-name="Standard"/>
      <text:p text:style-name="P3">Протокол работы программы:</text:p>
      <text:p text:style-name="P4">Введите число<text:span text:style-name="T4">(см)</text:span>:123</text:p>
      <text:p text:style-name="P4">Вывод 1 м</text:p>
      <text:p text:style-name="P4"/>
      <text:p text:style-name="P5"><text:span text:style-name="T3">Вывод: </text:span>в процессе выполнения практического занятия выработала навыки составления программ <text:span text:style-name="T4">линейной</text:span> структуры в IDE PyCharm Community. </text:p>
      <text:p text:style-name="P5"><text:span text:style-name="T4">Были использованы математические вычисления. </text:span>Выполнены: разработка кода, отладка, <text:soft-page-break/>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1-02T19:01:43.085927845</dc:date>
    <meta:editing-cycles>4</meta:editing-cycles>
    <meta:editing-duration>PT1H6M2S</meta:editing-duration>
    <meta:document-statistic meta:table-count="0" meta:image-count="0" meta:object-count="0" meta:page-count="2" meta:paragraph-count="15" meta:word-count="140" meta:character-count="1022" meta:non-whitespace-character-count="887"/>
    <meta:user-defined meta:name="Поле 1"/>
    <meta:user-defined meta:name="Поле 2"/>
    <meta:user-defined meta:name="Поле 3"/>
    <meta:user-defined meta:name="Поле 4"/>
  </office:meta>
</office:document-meta>
</file>